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811cm"/>
    </style:style>
    <style:style style:name="gr6" style:family="graphic" style:parent-style-name="standard">
      <style:graphic-properties draw:stroke="none" svg:stroke-color="#000000" draw:fill="none" draw:fill-color="#ffffff" fo:min-height="1.678cm"/>
    </style:style>
    <style:style style:name="gr7" style:family="graphic" style:parent-style-name="standard">
      <style:graphic-properties draw:stroke="none" svg:stroke-color="#000000" draw:fill="none" draw:fill-color="#ffffff" fo:min-height="2.474cm"/>
    </style:style>
    <style:style style:name="gr8" style:family="graphic" style:parent-style-name="standard">
      <style:graphic-properties draw:stroke="none" svg:stroke-color="#000000" draw:fill="none" draw:fill-color="#ffffff" fo:min-height="1.679cm"/>
    </style:style>
    <style:style style:name="gr9" style:family="graphic" style:parent-style-name="objectwithoutfill">
      <style:graphic-properties draw:stroke="dash" draw:stroke-dash="Fine_20_Dashe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gr11" style:family="graphic" style:parent-style-name="standard">
      <style:graphic-properties draw:stroke="none" svg:stroke-color="#000000" draw:fill="none" draw:fill-color="#ffffff" fo:min-height="1.611cm"/>
    </style:style>
    <style:style style:name="gr12" style:family="graphic" style:parent-style-name="standard">
      <style:graphic-properties draw:stroke="none" svg:stroke-color="#000000" draw:fill="none" draw:fill-color="#ffffff" fo:min-height="3.7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style:font-name="IPAexゴシック" fo:font-size="36pt" style:font-name-asian="IPAexゴシック" style:font-size-asian="36pt" style:font-size-complex="3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text-properties style:font-name="Utopia" fo:font-size="44pt" fo:font-style="italic" style:text-underline-style="none" style:font-size-asian="44pt" style:font-style-asian="italic" style:font-size-complex="44pt" style:font-style-complex="italic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="none" draw:fill-color="#ffffff"/>
      <style:text-properties style:font-name="Utopia" fo:font-size="48pt" fo:font-style="italic" style:font-size-asian="48pt" style:font-style-asian="italic" style:font-size-complex="48pt" style:font-style-complex="italic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style:font-name="IPAexゴシック" fo:font-size="36pt" style:font-name-asian="IPAexゴシック" style:font-size-asian="36pt" style:font-size-complex="36pt"/>
    </style:style>
    <style:style style:name="T2" style:family="text">
      <style:text-properties style:font-name="Utopia" fo:font-size="44pt" fo:font-style="italic" style:text-underline-style="none" style:font-size-asian="44pt" style:font-style-asian="italic" style:font-size-complex="44pt" style:font-style-complex="italic"/>
    </style:style>
    <style:style style:name="T3" style:family="text">
      <style:text-properties style:font-name="Utopia"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196cm" svg:y1="12.7cm" svg:x2="7.196cm" svg:y2="0.7cm">
          <text:p/>
        </draw:line>
        <draw:line draw:style-name="gr1" draw:text-style-name="P1" draw:layer="layout" svg:x1="0.5cm" svg:y1="12.277cm" svg:x2="19.6cm" svg:y2="12.277cm">
          <text:p/>
        </draw:line>
        <draw:line draw:style-name="gr2" draw:text-style-name="P1" draw:layer="layout" svg:x1="2.037cm" svg:y1="12.276cm" svg:x2="16.527cm" svg:y2="6.034cm">
          <text:p/>
        </draw:line>
        <draw:line draw:style-name="gr3" draw:text-style-name="P1" draw:layer="layout" svg:x1="17.844cm" svg:y1="11.255cm" svg:x2="2.037cm" svg:y2="12.276cm">
          <text:p/>
        </draw:line>
        <draw:line draw:style-name="gr4" draw:text-style-name="P1" draw:layer="layout" svg:x1="2.037cm" svg:y1="11.823cm" svg:x2="2.037cm" svg:y2="12.617cm">
          <text:p/>
        </draw:line>
        <draw:frame draw:style-name="gr5" draw:text-style-name="P3" draw:layer="layout" svg:width="6.49cm" svg:height="4.061cm" svg:x="0.61cm" svg:y="12.617cm">
          <draw:text-box>
            <text:p text:style-name="P2"><text:span text:style-name="T1">-273.15</text:span><text:span text:style-name="T1">度</text:span></text:p>
            <text:p text:style-name="P2"><text:span text:style-name="T1">0K</text:span></text:p>
          </draw:text-box>
        </draw:frame>
        <draw:frame draw:style-name="gr6" draw:text-style-name="P5" draw:layer="layout" svg:width="1.647cm" svg:height="1.97cm" svg:x="17.734cm" svg:y="12.277cm">
          <draw:text-box>
            <text:p text:style-name="P4"><text:span text:style-name="T2">T</text:span></text:p>
          </draw:text-box>
        </draw:frame>
        <draw:frame draw:style-name="gr7" draw:text-style-name="P3" draw:layer="layout" svg:width="4.39cm" svg:height="2.791cm" svg:x="6.667cm" svg:y="12.649cm">
          <draw:text-box>
            <text:p text:style-name="P2"><text:span text:style-name="T1">0</text:span><text:span text:style-name="T1">度</text:span></text:p>
            <text:p text:style-name="P2"><text:span text:style-name="T1">273K</text:span></text:p>
          </draw:text-box>
        </draw:frame>
        <draw:frame draw:style-name="gr8" draw:text-style-name="P7" draw:layer="layout" svg:width="1.976cm" svg:height="2.126cm" svg:x="5.22cm" svg:y="0.701cm">
          <draw:text-box>
            <text:p text:style-name="P6"><text:span text:style-name="T3">V</text:span></text:p>
          </draw:text-box>
        </draw:frame>
        <draw:line draw:style-name="gr9" draw:text-style-name="P1" draw:layer="layout" svg:x1="2.037cm" svg:y1="12.276cm" svg:x2="14.002cm" svg:y2="1.267cm">
          <text:p/>
        </draw:line>
        <draw:line draw:style-name="gr1" draw:text-style-name="P1" draw:layer="layout" svg:x1="12.685cm" svg:y1="7.623cm" svg:x2="10.191cm" svg:y2="4.786cm">
          <text:p/>
        </draw:line>
        <draw:line draw:style-name="gr1" draw:text-style-name="P1" draw:layer="layout" svg:x1="12.77cm" svg:y1="7.737cm" svg:x2="13.233cm" svg:y2="11.569cm">
          <text:p/>
        </draw:line>
        <draw:frame draw:style-name="gr10" draw:text-style-name="P8" draw:layer="layout" svg:width="5.3cm" svg:height="2cm" svg:x="11cm" svg:y="3.9cm">
          <draw:text-box>
            <text:p text:style-name="P2"><text:span text:style-name="T4">より低圧</text:span></text:p>
          </draw:text-box>
        </draw:frame>
        <draw:frame draw:style-name="gr11" draw:text-style-name="P8" draw:layer="layout" svg:width="5.7cm" svg:height="1.861cm" svg:x="13cm" svg:y="9.439cm">
          <draw:text-box>
            <text:p text:style-name="P2"><text:span text:style-name="T4">より高圧</text:span></text:p>
          </draw:text-box>
        </draw:frame>
        <draw:line draw:style-name="gr4" draw:text-style-name="P1" draw:layer="layout" svg:x1="6.757cm" svg:y1="10.007cm" svg:x2="7.745cm" svg:y2="10.007cm">
          <text:p/>
        </draw:line>
        <draw:frame draw:style-name="gr12" draw:text-style-name="P9" draw:layer="layout" svg:width="2.685cm" svg:height="4.018cm" svg:x="4.4cm" svg:y="8.588cm">
          <draw:text-box>
            <text:p text:style-name="P6"><text:span text:style-name="T3">V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exゴシック" svg:font-family="IPAex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23:40:43.395000000</meta:creation-date>
    <dc:date>2015-07-28T01:33:01.030000000</dc:date>
    <meta:editing-duration>PT7M3S</meta:editing-duration>
    <meta:editing-cycles>5</meta:editing-cycles>
    <meta:generator>LibreOffice/4.4.4.3$Windows_x86 LibreOffice_project/2c39ebcf046445232b798108aa8a7e7d89552ea8</meta:generator>
    <meta:document-statistic meta:object-count="16"/>
  </office:meta>
</office:document-meta>
</file>